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1288c" officeooo:paragraph-rsid="0021288c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1d0f45" officeooo:paragraph-rsid="001f8014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1288c" officeooo:paragraph-rsid="0021288c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1d0f45" officeooo:paragraph-rsid="001f8014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24fda" officeooo:paragraph-rsid="00224fda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66b5f" officeooo:paragraph-rsid="00266b5f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bold" officeooo:rsid="00266b5f" officeooo:paragraph-rsid="00266b5f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66b5f"/>
    </style:style>
    <style:style style:name="P10" style:family="paragraph" style:parent-style-name="Standard">
      <style:paragraph-properties fo:text-align="start" style:justify-single-word="false"/>
      <style:text-properties officeooo:paragraph-rsid="002a29b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66eec" officeooo:paragraph-rsid="00266eec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29b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29b9" style:font-weight-asian="bold" style:font-weight-complex="bold"/>
    </style:style>
    <style:style style:name="T1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fo:font-size="12pt" fo:letter-spacing="normal" fo:font-style="normal" fo:font-weight="normal" officeooo:rsid="001f8014"/>
    </style:style>
    <style:style style:name="T3" style:family="text"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66b5f"/>
    </style:style>
    <style:style style:name="T5" style:family="text"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66eec"/>
    </style:style>
    <style:style style:name="T6" style:family="text"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92dce"/>
    </style:style>
    <style:style style:name="T7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8" style:family="text">
      <style:text-properties style:text-line-through-style="none" style:text-line-through-type="none" style:font-name="DejaVu Sans Condensed" fo:font-weight="bold" officeooo:rsid="00235048" style:font-weight-asian="bold" style:font-weight-complex="bold"/>
    </style:style>
    <style:style style:name="T9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10" style:family="text">
      <style:text-properties style:text-line-through-style="none" style:text-line-through-type="none" style:font-name="DejaVu Sans Condensed" fo:font-weight="bold" officeooo:rsid="0024921b" style:font-weight-asian="bold" style:font-weight-complex="bold"/>
    </style:style>
    <style:style style:name="T1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1">xx</text:span> - Controls</text:p>
          </table:table-cell>
          <table:table-cell table:style-name="Table1.A1" office:value-type="string">
            <text:p text:style-name="P13">2xx - Ground</text:p>
          </table:table-cell>
          <table:table-cell table:style-name="Table1.A1" office:value-type="string">
            <text:p text:style-name="P13">3xx - Flight</text:p>
          </table:table-cell>
          <table:table-cell table:style-name="Table1.D1" office:value-type="string">
            <text:p text:style-name="P13">4xx - A2A</text:p>
          </table:table-cell>
          <table:table-cell table:style-name="Table1.D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0"><text:span text:style-name="T8">6</text:span><text:span text:style-name="T10">0</text:span><text:span text:style-name="T8">1</text:span><text:span text:style-name="T7"> - </text:span><text:span text:style-name="T9">Notes, Quirks, and Trivia</text:span></text:p>
      <text:p text:style-name="P1"/>
      <text:list text:style-name="L1">
        <text:list-item>
          <text:p text:style-name="P2"><text:span text:style-name="T2">S</text:span><text:span text:style-name="T1">ome liveries may make the IR filters disappear from the 3D model. <text:s/>Unknown if that means their effect also disappears.</text:span></text:p>
        </text:list-item>
        <text:list-item>
          <text:p text:style-name="P4">Removing the pylons in the rearming screen may make it impossible to get them back on later, even if you fit weapons. <text:s/>You may have to respawn to get the pylons back.</text:p>
        </text:list-item>
        <text:list-item>
          <text:p text:style-name="P3"><text:span text:style-name="T2">How to get</text:span><text:span text:style-name="T1"> the Mi-8 stopped in a straight line as quickly as possible:</text:span></text:p>
          <text:list>
            <text:list-item>
              <text:p text:style-name="P5">From full speed, reduce collective to about 3 deg blade pitch.</text:p>
            </text:list-item>
            <text:list-item>
              <text:p text:style-name="P5">While doing that, pull cyclic back to nose up and maintain level flight, watching the VSI carefully.</text:p>
            </text:list-item>
            <text:list-item>
              <text:p text:style-name="P5">Keep pulling back more to maintain height until about 10 to 15 deg nose up, then start pulling up collective instead.</text:p>
            </text:list-item>
            <text:list-item>
              <text:p text:style-name="P5">By that time you should be just about to go through translational lift so you'll need to put in a lot more collective quickly anyway.</text:p>
            </text:list-item>
            <text:list-item>
              <text:p text:style-name="P5">Then just keep everything balanced by adding more collective until you are almost stopped, and then nose back down to level.</text:p>
            </text:list-item>
          </text:list>
        </text:list-item>
        <text:list-item>
          <text:p text:style-name="P6">You can turn on the fan in front of the pilot or copilot with the FAN switch above and left or right respectively.</text:p>
        </text:list-item>
        <text:list-item>
          <text:p text:style-name="P8">Sling Loading tips:</text:p>
          <text:list>
            <text:list-item>
              <text:p text:style-name="P9"><text:span text:style-name="T4">Max speed </text:span><text:span text:style-name="T5">between 100-</text:span><text:span text:style-name="T4">150 kph</text:span><text:span text:style-name="T6"> with light cargo, faster with heavier.</text:span></text:p>
            </text:list-item>
            <text:list-item>
              <text:p text:style-name="P11"><text:span text:style-name="T4">S</text:span><text:span text:style-name="T3">lip ball points in opposite direction of load swing when in level flight.</text:span></text:p>
            </text:list-item>
            <text:list-item>
              <text:p text:style-name="P7">When the load starts swinging, step on the ball and try to keep it centered in each cycle. <text:s/>Alternately (easiest from external view), gently bank in the direction the load is swinging to bring the helicopter over the load, then level out when load is underneath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4:37.998000000</dc:date>
    <meta:editing-duration>PT4H53M51S</meta:editing-duration>
    <meta:editing-cycles>2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0" meta:word-count="294" meta:character-count="1538" meta:non-whitespace-character-count="1274"/>
  </office:meta>
</office:document-meta>
</file>